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2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language="de" fo:country="DE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de" fo:country="DE" style:language-asian="zxx" style:country-asian="none" style:language-complex="zxx" style:country-complex="none"/>
    </style:style>
    <style:style style:name="P5" style:family="paragraph" style:parent-style-name="Standard" style:list-style-name="L3">
      <style:text-properties fo:language="de" fo:country="DE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size="14pt" fo:language="de" fo:country="D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ensch ärgere Dich nicht</text:p>
      <text:p text:style-name="P1"/>
      <text:p text:style-name="P1">Unser Handlungsspielraum wird durch das Zurückschlagen erhöht, weil da durch die Spielfigur schneller in die Homebase kommen kann.</text:p>
      <text:p text:style-name="P1"/>
      <text:p text:style-name="P1">4 Spieler:</text:p>
      <text:p text:style-name="P1"/>
      <text:p text:style-name="P1"><draw:frame draw:style-name="fr1" draw:name="Objekt1" text:anchor-type="as-char" svg:width="5.369cm" svg:height="0.52cm" draw:z-index="2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kt2" text:anchor-type="as-char" svg:width="5.715cm" svg:height="1.102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6 Spieler:</text:p>
      <text:p text:style-name="P1"/>
      <text:p text:style-name="P1"><draw:frame draw:style-name="fr2" draw:name="Objekt3" text:anchor-type="as-char" svg:width="4.891cm" svg:height="1.085cm" draw:z-index="0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kt4" text:anchor-type="as-char" svg:width="5.046cm" svg:height="1.667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Sonderfälle: </text:p>
      <text:list xml:id="list1660275512668771995" text:style-name="L1">
        <text:list-item>
          <text:list>
            <text:list-item>
              <text:list>
                <text:list-item>
                  <text:p text:style-name="P3">zurückschlagen um schneller in die Homebase zu kommen</text:p>
                </text:list-item>
              </text:list>
            </text:list-item>
          </text:list>
        </text:list-item>
      </text:list>
      <text:p text:style-name="P1"/>
      <text:p text:style-name="P1">Strategie:</text:p>
      <text:list xml:id="list3277211554504181939" text:style-name="L2">
        <text:list-item>
          <text:list>
            <text:list-item>
              <text:list>
                <text:list-item>
                  <text:p text:style-name="P4">Sonderfall: 1.</text:p>
                </text:list-item>
                <text:list-item>
                  <text:p text:style-name="P4">Kann ich schlagen? Wenn ja kann ich nach vorne oder nach hinten schlagen. Schlagen nach hinten nur bei einem Würfelwert unter <text:s/>&lt; 3</text:p>
                </text:list-item>
                <text:list-item>
                  <text:p text:style-name="P4">Bewege mit Würfelwert &gt;= 3 den ersten und mit &lt; 3 den nach-ersten.</text:p>
                </text:list-item>
              </text:list>
            </text:list-item>
          </text:list>
        </text:list-item>
      </text:list>
      <text:p text:style-name="P1"><text:tab/></text:p>
      <text:p text:style-name="P1"/>
      <text:p text:style-name="P1">Aufbau der CSV-Datei:</text:p>
      <text:p text:style-name="P1"/>
      <text:list xml:id="list8158634015908165982" text:style-name="L3">
        <text:list-item>
          <text:p text:style-name="P5">Spiel gewonnen 1 | 0</text:p>
        </text:list-item>
        <text:list-item>
          <text:p text:style-name="P5">Wie oft gab es die Chance ein gegnerisches Token zu schlagen?</text:p>
        </text:list-item>
        <text:list-item>
          <text:p text:style-name="P5">Anzahl der Tokens in HomeZone am Ende der Runde</text:p>
        </text:list-item>
        <text:list-item>
          <text:p text:style-name="P5">Anzahl der Tokens in StartZone am Ende der Runde</text:p>
        </text:list-item>
        <text:list-item>
          <text:p text:style-name="P5">Wie oft wurde ein Token aus StartZone herausgezogen?</text:p>
        </text:list-item>
        <text:list-item>
          <text:p text:style-name="P5">Anzahl der Spielzüge</text:p>
        </text:list-item>
      </text:list>
      <text:p text:style-name="P1"/>
      <text:p text:style-name="P1"/>
      <text:p text:style-name="P1"/>
      <text:p text:style-name="P1"/>
      <text:p text:style-name="P1">Commandozeile um Ludo zu starten:</text:p>
      <text:p text:style-name="P1">ordnername ludo → Dateien ludo-new.jar, commons-cli-1.2.jar und ordner „strategy“ hinzufügen → in strategy die class datein reinpacken.</text:p>
      <text:p text:style-name="P1"/>
      <text:p text:style-name="P1">java -cp ludo-new.jar;commons-cli-1.2.jar ludo.LudoCli -m 10000 -p <text:a xlink:type="simple" xlink:href="file:///c:/ludo" text:style-name="Internet_20_link" text:visited-style-name="Visited_20_Internet_20_Link">c:\ludo</text:a> -r AlwaysFirstStrategy -b <text:s/>AlwaysFirstStrategy -g <text:s/>AlwaysFirstStrategy -o <text:s/>AlwaysFirstStrateg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M4S</meta:editing-duration>
    <meta:editing-cycles>8</meta:editing-cycles>
    <meta:generator>OpenOffice/4.1.1$Win32 OpenOffice.org_project/411m6$Build-9775</meta:generator>
    <dc:date>2015-10-21T10:05:33.05</dc:date>
    <meta:document-statistic meta:table-count="0" meta:image-count="0" meta:object-count="4" meta:page-count="1" meta:paragraph-count="23" meta:word-count="170" meta:character-count="108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sqrt>
            <mrow>
              <mrow>
                <mn>100</mn>
                <mo stretchy="false">∗</mo>
                <mn>0.25</mn>
              </mrow>
              <mrow>
                <mo stretchy="false">(</mo>
                <mrow>
                  <mrow>
                    <mn>1</mn>
                    <mo stretchy="false">−</mo>
                    <mn>0.25</mn>
                  </mrow>
                </mrow>
                <mo stretchy="false">)</mo>
              </mrow>
            </mrow>
          </msqrt>
          <mo stretchy="false">≈</mo>
          <mn>4.33</mn>
        </mrow>
        <mo stretchy="false">&gt;</mo>
        <mn>3</mn>
      </mrow>
    </mrow>
    <annotation encoding="StarMath 5.0">sqrt{100*0.25(1-0.25)} approx 4.33 &gt; 3 </annotation>
  </semantics>
</math>
</file>

<file path=Object 2/content.xml><?xml version="1.0" encoding="utf-8"?>
<math xmlns="http://www.w3.org/1998/Math/MathML">
  <semantics>
    <mrow>
      <mrow>
        <mrow>
          <msqrt>
            <mrow>
              <mfrac>
                <mrow>
                  <mrow>
                    <mn>0.25</mn>
                    <mo stretchy="false">∗</mo>
                    <mrow>
                      <mo stretchy="false">(</mo>
                      <mrow>
                        <mrow>
                          <mn>1</mn>
                          <mo stretchy="false">−</mo>
                          <mn>0.25</mn>
                        </mrow>
                      </mrow>
                      <mo stretchy="false">)</mo>
                    </mrow>
                  </mrow>
                </mrow>
                <mrow>
                  <mn>100</mn>
                </mrow>
              </mfrac>
            </mrow>
          </msqrt>
          <mo stretchy="false">≈</mo>
          <mn>0.0433</mn>
        </mrow>
        <mo stretchy="false">&lt;</mo>
        <mn>0.05</mn>
      </mrow>
    </mrow>
    <annotation encoding="StarMath 5.0">sqrt{{0.25*(1-0.25)} over {100} } approx 0.0433 &lt; 0.05</annotation>
  </semantics>
</math>
</file>

<file path=Object 3/content.xml><?xml version="1.0" encoding="utf-8"?>
<math xmlns="http://www.w3.org/1998/Math/MathML">
  <semantics>
    <mrow>
      <mrow>
        <mrow>
          <msqrt>
            <mrow>
              <mrow>
                <mfrac>
                  <mrow>
                    <mn>100</mn>
                    <mo stretchy="false">∗</mo>
                    <mrow>
                      <mn>1</mn>
                    </mrow>
                  </mrow>
                  <mrow>
                    <mn>6</mn>
                  </mrow>
                </mfrac>
                <mo stretchy="false">∗</mo>
                <mrow>
                  <mo stretchy="false">(</mo>
                  <mrow>
                    <mrow>
                      <mn>1</mn>
                      <mo stretchy="false">−</mo>
                      <mfrac>
                        <mrow>
                          <mn>1</mn>
                        </mrow>
                        <mrow>
                          <mn>6</mn>
                        </mrow>
                      </mfrac>
                    </mrow>
                  </mrow>
                  <mo stretchy="false">)</mo>
                </mrow>
              </mrow>
            </mrow>
          </msqrt>
          <mo stretchy="false">≈</mo>
          <mn>3.727</mn>
        </mrow>
        <mo stretchy="false">&gt;</mo>
        <mn>3</mn>
      </mrow>
    </mrow>
    <annotation encoding="StarMath 5.0">sqrt{100*{1} over {6}*(1-{1} over {6}) } approx 3.727 &gt; 3</annotation>
  </semantics>
</math>
</file>

<file path=Object 4/content.xml><?xml version="1.0" encoding="utf-8"?>
<math xmlns="http://www.w3.org/1998/Math/MathML">
  <semantics>
    <mrow>
      <mrow>
        <mrow>
          <msqrt>
            <mrow>
              <mfrac>
                <mrow>
                  <mrow>
                    <mfrac>
                      <mrow>
                        <mn>1</mn>
                      </mrow>
                      <mrow>
                        <mn>6</mn>
                      </mrow>
                    </mfrac>
                    <mo stretchy="false">∗</mo>
                    <mrow>
                      <mo stretchy="false">(</mo>
                      <mrow>
                        <mrow>
                          <mn>1</mn>
                          <mo stretchy="false">−</mo>
                          <mfrac>
                            <mrow>
                              <mn>1</mn>
                            </mrow>
                            <mrow>
                              <mn>6</mn>
                            </mrow>
                          </mfrac>
                        </mrow>
                      </mrow>
                      <mo stretchy="false">)</mo>
                    </mrow>
                  </mrow>
                </mrow>
                <mrow>
                  <mn>100</mn>
                </mrow>
              </mfrac>
            </mrow>
          </msqrt>
          <mo stretchy="false">≈</mo>
          <mn>0.03727</mn>
        </mrow>
        <mo stretchy="false">&lt;</mo>
        <mn>0.05</mn>
      </mrow>
    </mrow>
    <annotation encoding="StarMath 5.0">sqrt{{{1} over {6}*(1-{1} over {6})} over {100}} approx 0.03727 &lt; 0.05 </annotation>
  </semantics>
</math>
</file>